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Documentación 1° demo: asincrónica 1. Tema, problema y solución Este proyecto simula la gestión de una Tienda a partir de datos sintéticos. El objetivo es disponer de un escenario consistente para practicar análisis, visualización y modelado. 2. Dataset de referencia: fuente, definición, estructura, tipos y escala de medición Fuente: datos generados con fines educativos. Definición: base que representa una Tienda, con catálogo de productos, registro de clientes y operaciones de venta. Productos (productos.csv) — ~100 filas | Campo | Tipo | Escala | |------------------|------|----------| | id_producto | int | Nominal | | nombre_producto| str | Nominal | | categoria | str | Nominal | | precio_unitario| int | Razón | Clientes (clientes.csv) — ~100 filas | Campo | Tipo | Escala | |-------------------|------|----------| | id_cliente | int | Nominal | | nombre_cliente | str | Nominal | | email | str | Nominal | | ciudad | str | Nominal | | fecha_alta | date | Intervalo| Ventas (ventas.csv) — ~120 filas | Campo | Tipo | Escala | |------------------|------|-----------| | id_venta | int | Nominal | | fecha | date | Intervalo | | id_cliente | int | Nominal | | nombre_cliente | str | Nominal | | email | str | Nominal | | medio_pago | str | Nominal | Detalle_Ventas (detalle_ventas.csv) — ~300 filas | Campo | Tipo | Escala | |-------------------|------|---------| | id_venta | int | Nominal | | id_producto | int | Nominal | | nombre_producto | str | Nominal | | cantidad | int | Razón | | precio_unitario | int | Razón | | importe | int | Razón | 3. Información, pasos, pseudocódigo y diagrama del programa (Sprint 1) En esta etapa, el programa funciona como un visor interactivo de la documentación, para que el usuario obtenga rápidamente la información clave del proyecto desde la terminal. 3.1 Contenidos accesibles desde el menú Tema, problema y solución. Dataset de referencia. Resumen de fuente y definición. Estructura por tabla. Columnas, tipo y escala de medición. Escalas de medición. Descripción y ejemplos. Sugerencias y mejoras con Copilot. Salir. 3.2 Pasos Cargar en memoria los textos de esta documentación (por ejemplo, leyendo este .md o un módulo textos.py). Mostrar un menú numérico con las secciones enumeradas arriba. Según la opción elegida, imprimir el texto correspondiente en pantalla. Permitir volver al menú hasta seleccionar “Salir”. 3.3 Pseudocódigo Inicio Cargar textos/plantillas de documentación en un diccionario Mientras True: Mostrar menú: 1. Tema, problema y solución 2. Dataset de referencia 3. Estructura por tabla (tipo y escala) 4. Escalas de medición 5. Sugerencias y mejoras con Copilot 6. Salir Leer opción Si opción == 1..6: imprimir texto asociado Si opción == 7: romper bucle Fin 3.4 Diagrama de flujo: en carpeta 4. Sugerencias y mejoras aplicadas con Copilot Separar la documentación en plantillas reutilizables (por ejemplo, textos.py) y desacoplarla del código del menú. Proveer un modo “búsqueda” para localizar palabras clave dentro de la documentación (e.g., “precio”, “escala”). Agregar una opción “exportar sección” para guardar en .txt/.md lo mostrado por pantalla. Incluir tests mínimos para el router de opciones (verifica que cada número abra la sección correc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20:43:23.102370215</meta:creation-date>
    <dc:date>2025-10-09T20:43:38.296174469</dc:date>
    <meta:editing-duration>PT16S</meta:editing-duration>
    <meta:editing-cycles>1</meta:editing-cycles>
    <meta:document-statistic meta:table-count="0" meta:image-count="0" meta:object-count="0" meta:page-count="1" meta:paragraph-count="1" meta:word-count="527" meta:character-count="3236" meta:non-whitespace-character-count="2718"/>
    <meta:generator>LibreOffice/7.3.7.2$Linux_X86_64 LibreOffice_project/30$Build-2</meta:generator>
  </office:meta>
</office:document-meta>
</file>